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291in"/>
    </style:style>
    <style:style style:name="co3" style:family="table-column">
      <style:table-column-properties fo:break-before="auto" style:column-width="4.1618in"/>
    </style:style>
    <style:style style:name="co4" style:family="table-column">
      <style:table-column-properties fo:break-before="auto" style:column-width="1.3654in"/>
    </style:style>
    <style:style style:name="co5" style:family="table-column">
      <style:table-column-properties fo:break-before="auto" style:column-width="1.2563in"/>
    </style:style>
    <style:style style:name="co6" style:family="table-column">
      <style:table-column-properties fo:break-before="auto" style:column-width="4.1098in"/>
    </style:style>
    <style:style style:name="co7" style:family="table-column">
      <style:table-column-properties fo:break-before="auto" style:column-width="1.3346in"/>
    </style:style>
    <style:style style:name="co8" style:family="table-column">
      <style:table-column-properties fo:break-before="auto" style:column-width="1.4201in"/>
    </style:style>
    <style:style style:name="co9" style:family="table-column">
      <style:table-column-properties fo:break-before="auto" style:column-width="4.9272in"/>
    </style:style>
    <style:style style:name="co10" style:family="table-column">
      <style:table-column-properties fo:break-before="auto" style:column-width="1.1465in"/>
    </style:style>
    <style:style style:name="co11" style:family="table-column">
      <style:table-column-properties fo:break-before="auto" style:column-width="1.2583in"/>
    </style:style>
    <style:style style:name="co12" style:family="table-column">
      <style:table-column-properties fo:break-before="auto" style:column-width="4.885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23"/>
  </office:automatic-styles>
  <office:body>
    <office:spreadsheet>
      <table:table table:name="sample 1-P5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row table:style-name="ro1">
          <table:table-cell table:style-name="ce1" office:value-type="string">
            <text:p>rank</text:p>
          </table:table-cell>
          <table:table-cell table:style-name="ce1" office:value-type="string">
            <text:p>gene name</text:p>
          </table:table-cell>
          <table:table-cell table:style-name="ce1" office:value-type="string">
            <text:p>other names</text:p>
          </table:table-cell>
          <table:table-cell table:style-name="ce3" office:value-type="string">
            <text:p>relative exp level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ARS2</text:p>
          </table:table-cell>
          <table:table-cell office:value-type="string">
            <text:p>leucyl-tRNA synthetase 2, mitochondrial</text:p>
          </table:table-cell>
          <table:table-cell office:value-type="float" office:value="0.0128636057180266">
            <text:p>0.0129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NM_010240</text:p>
          </table:table-cell>
          <table:table-cell office:value-type="string">
            <text:p>ferritin light chain 1</text:p>
          </table:table-cell>
          <table:table-cell office:value-type="float" office:value="0.0115689397418485">
            <text:p>0.011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GAS2L3</text:p>
          </table:table-cell>
          <table:table-cell office:value-type="string">
            <text:p>growth arrest-specific 2 like 3 </text:p>
          </table:table-cell>
          <table:table-cell office:value-type="float" office:value="0.0084715124629921">
            <text:p>0.008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PBLD</text:p>
          </table:table-cell>
          <table:table-cell office:value-type="string">
            <text:p>phenazine biosynthesis-like protein domain </text:p>
          </table:table-cell>
          <table:table-cell office:value-type="float" office:value="0.00680066052392445">
            <text:p>0.006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NM_001170849</text:p>
          </table:table-cell>
          <table:table-cell office:value-type="string">
            <text:p>Luc7l2 </text:p>
          </table:table-cell>
          <table:table-cell office:value-type="float" office:value="0.00655638392464555">
            <text:p>0.0066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HSP90AA1</text:p>
          </table:table-cell>
          <table:table-cell office:value-type="string">
            <text:p>heat shock protein 90, alpha (cytosolic), class A member 1 </text:p>
          </table:table-cell>
          <table:table-cell office:value-type="float" office:value="0.00647332988089073">
            <text:p>0.0065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DPPA5A</text:p>
          </table:table-cell>
          <table:table-cell office:value-type="string">
            <text:p>developmental pluripotency associated 5A </text:p>
          </table:table-cell>
          <table:table-cell office:value-type="float" office:value="0.00644401668897726">
            <text:p>0.0064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CYP2E1</text:p>
          </table:table-cell>
          <table:table-cell office:value-type="string">
            <text:p>cytochrome P450, family 2, subfamily e, polypeptide 1 </text:p>
          </table:table-cell>
          <table:table-cell office:value-type="float" office:value="0.00604340306615987">
            <text:p>0.006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EG625054</text:p>
          </table:table-cell>
          <table:table-cell office:value-type="string">
            <text:p>eukaryotic translation elongation factor 1 alpha 1 pseudogene </text:p>
          </table:table-cell>
          <table:table-cell office:value-type="float" office:value="0.00586263838269349">
            <text:p>0.005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PPIA</text:p>
          </table:table-cell>
          <table:table-cell office:value-type="string">
            <text:p>peptidylprolyl isomerase A </text:p>
          </table:table-cell>
          <table:table-cell office:value-type="float" office:value="0.00549622348377515">
            <text:p>0.005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NM_001252587</text:p>
          </table:table-cell>
          <table:table-cell office:value-type="string">
            <text:p>Zmynd8 zinc finger, MYND-type containing 8</text:p>
          </table:table-cell>
          <table:table-cell office:value-type="float" office:value="0.00426506942340952">
            <text:p>0.0043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NM_029751</text:p>
          </table:table-cell>
          <table:table-cell office:value-type="string">
            <text:p>Rpl18a ribosomal protein L18A</text:p>
          </table:table-cell>
          <table:table-cell office:value-type="float" office:value="0.00423575623149605">
            <text:p>0.0042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NM_008972</text:p>
          </table:table-cell>
          <table:table-cell office:value-type="string">
            <text:p>Ptma prothymosin alpha</text:p>
          </table:table-cell>
          <table:table-cell office:value-type="float" office:value="0.00403056388810178">
            <text:p>0.004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H2AFZ</text:p>
          </table:table-cell>
          <table:table-cell office:value-type="string">
            <text:p>H2A histone family, member Z </text:p>
          </table:table-cell>
          <table:table-cell office:value-type="float" office:value="0.00399636516420273">
            <text:p>0.004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NM_001284344</text:p>
          </table:table-cell>
          <table:table-cell office:value-type="string">
            <text:p>Gas2l3 growth arrest-specific 2 like 3</text:p>
          </table:table-cell>
          <table:table-cell office:value-type="float" office:value="0.00399147963221715">
            <text:p>0.0040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RPL41</text:p>
          </table:table-cell>
          <table:table-cell office:value-type="string">
            <text:p>ribosomal protein L41 </text:p>
          </table:table-cell>
          <table:table-cell office:value-type="float" office:value="0.00394750984434695">
            <text:p>0.0039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NM_023119</text:p>
          </table:table-cell>
          <table:table-cell office:value-type="string">
            <text:p>Eno1 enolase 1, alpha non-neuron </text:p>
          </table:table-cell>
          <table:table-cell office:value-type="float" office:value="0.00391819665243348">
            <text:p>0.0039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EG546164</text:p>
          </table:table-cell>
          <table:table-cell office:value-type="string">
            <text:p>ribosomal protein S2 pseudogene </text:p>
          </table:table-cell>
          <table:table-cell office:value-type="float" office:value="0.00387422686456328">
            <text:p>0.0039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HSP90AB1</text:p>
          </table:table-cell>
          <table:table-cell office:value-type="string">
            <text:p>heat shock protein 90kDa alpha (cytosolic), class B member 1 </text:p>
          </table:table-cell>
          <table:table-cell office:value-type="float" office:value="0.0038253715447075">
            <text:p>0.003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RPL37A</text:p>
          </table:table-cell>
          <table:table-cell office:value-type="string">
            <text:p>ribosomal protein L37a </text:p>
          </table:table-cell>
          <table:table-cell office:value-type="float" office:value="0.00353712515755841">
            <text:p>0.0035</text:p>
          </table:table-cell>
        </table:table-row>
      </table:table>
      <table:table table:name="sample 1-P7" table:style-name="ta1" table:print="false">
        <office:forms form:automatic-focus="false" form:apply-design-mode="false"/>
        <table:table-column table:style-name="co1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row table:style-name="ro1">
          <table:table-cell table:style-name="ce1" office:value-type="string">
            <text:p>rank</text:p>
          </table:table-cell>
          <table:table-cell table:style-name="ce1" office:value-type="string">
            <text:p>gene name</text:p>
          </table:table-cell>
          <table:table-cell table:style-name="ce1" office:value-type="string">
            <text:p>other names</text:p>
          </table:table-cell>
          <table:table-cell table:style-name="ce3" office:value-type="string">
            <text:p>relative exp level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ARS2</text:p>
          </table:table-cell>
          <table:table-cell office:value-type="string">
            <text:p>leucyl-tRNA synthetase 2, mitochondrial</text:p>
          </table:table-cell>
          <table:table-cell office:value-type="float" office:value="0.0125116858079798">
            <text:p>0.012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NM_010240</text:p>
          </table:table-cell>
          <table:table-cell office:value-type="string">
            <text:p>ferritin light chain 1</text:p>
          </table:table-cell>
          <table:table-cell office:value-type="float" office:value="0.0112280633770411">
            <text:p>0.011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HSP90AA1</text:p>
          </table:table-cell>
          <table:table-cell office:value-type="string">
            <text:p>heat shock protein 90, alpha (cytosolic), class A member 1 </text:p>
          </table:table-cell>
          <table:table-cell office:value-type="float" office:value="0.00638420514708376">
            <text:p>0.0064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PPA5A</text:p>
          </table:table-cell>
          <table:table-cell office:value-type="string">
            <text:p>developmental pluripotency associated 5A </text:p>
          </table:table-cell>
          <table:table-cell office:value-type="float" office:value="0.0063115472736344">
            <text:p>0.0063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EG625054</text:p>
          </table:table-cell>
          <table:table-cell office:value-type="string">
            <text:p>eukaryotic translation elongation factor 1 alpha 1 pseudogene </text:p>
          </table:table-cell>
          <table:table-cell office:value-type="float" office:value="0.00548809137454165">
            <text:p>0.005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PPIA</text:p>
          </table:table-cell>
          <table:table-cell office:value-type="string">
            <text:p>peptidylprolyl isomerase A </text:p>
          </table:table-cell>
          <table:table-cell office:value-type="float" office:value="0.00480026350588771">
            <text:p>0.004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230046K03RIK</text:p>
          </table:table-cell>
          <table:table-cell office:value-type="string">
            <text:p>A230046K03Rik </text:p>
          </table:table-cell>
          <table:table-cell office:value-type="float" office:value="0.00475666878181809">
            <text:p>0.004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GAS2L3</text:p>
          </table:table-cell>
          <table:table-cell office:value-type="string">
            <text:p>growth arrest-specific 2 like 3 </text:p>
          </table:table-cell>
          <table:table-cell office:value-type="float" office:value="0.00465010390075903">
            <text:p>0.0047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NM_001252587</text:p>
          </table:table-cell>
          <table:table-cell office:value-type="string">
            <text:p>Zmynd8 zinc finger, MYND-type containing 8</text:p>
          </table:table-cell>
          <table:table-cell office:value-type="float" office:value="0.00440306713103121">
            <text:p>0.004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NM_029751</text:p>
          </table:table-cell>
          <table:table-cell office:value-type="string">
            <text:p>Rpl18a ribosomal protein L18A</text:p>
          </table:table-cell>
          <table:table-cell office:value-type="float" office:value="0.00424321980944262">
            <text:p>0.0042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NM_008972</text:p>
          </table:table-cell>
          <table:table-cell office:value-type="string">
            <text:p>Ptma prothymosin alpha</text:p>
          </table:table-cell>
          <table:table-cell office:value-type="float" office:value="0.00398165146502492">
            <text:p>0.004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RPL41</text:p>
          </table:table-cell>
          <table:table-cell office:value-type="string">
            <text:p>ribosomal protein L41 </text:p>
          </table:table-cell>
          <table:table-cell office:value-type="float" office:value="0.00394290059918526">
            <text:p>0.0039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H2AFZ</text:p>
          </table:table-cell>
          <table:table-cell office:value-type="string">
            <text:p>H2A histone family, member Z </text:p>
          </table:table-cell>
          <table:table-cell office:value-type="float" office:value="0.0039041497333456">
            <text:p>0.0039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EG546164</text:p>
          </table:table-cell>
          <table:table-cell office:value-type="string">
            <text:p>ribosomal protein S2 pseudogene </text:p>
          </table:table-cell>
          <table:table-cell office:value-type="float" office:value="0.00386055500927599">
            <text:p>0.0039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HSP90AB1</text:p>
          </table:table-cell>
          <table:table-cell office:value-type="string">
            <text:p>heat shock protein 90kDa alpha (cytosolic), class B member 1 </text:p>
          </table:table-cell>
          <table:table-cell office:value-type="float" office:value="0.00377820941936671">
            <text:p>0.0038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OMD</text:p>
          </table:table-cell>
          <table:table-cell office:value-type="string">
            <text:p>osteomodulin </text:p>
          </table:table-cell>
          <table:table-cell office:value-type="float" office:value="0.00354570422432876">
            <text:p>0.0035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NM_011664</text:p>
          </table:table-cell>
          <table:table-cell office:value-type="string">
            <text:p>Ubb ubiquitin B</text:p>
          </table:table-cell>
          <table:table-cell office:value-type="float" office:value="0.00351179721671906">
            <text:p>0.0035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RPL37A</text:p>
          </table:table-cell>
          <table:table-cell office:value-type="string">
            <text:p>ribosomal protein L37a </text:p>
          </table:table-cell>
          <table:table-cell office:value-type="float" office:value="0.00351179721671906">
            <text:p>0.003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NM_020600</text:p>
          </table:table-cell>
          <table:table-cell office:value-type="string">
            <text:p>Rps14 ribosomal protein S14</text:p>
          </table:table-cell>
          <table:table-cell office:value-type="float" office:value="0.0034730463508794">
            <text:p>0.003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HSPA8</text:p>
          </table:table-cell>
          <table:table-cell office:value-type="string">
            <text:p>heat shock 70kDa protein 8 </text:p>
          </table:table-cell>
          <table:table-cell office:value-type="float" office:value="0.00335679375336043">
            <text:p>0.0034</text:p>
          </table:table-cell>
        </table:table-row>
      </table:table>
      <table:table table:name="sample 13-P5" table:style-name="ta1" table:print="false">
        <table:table-column table:style-name="co1" table:default-cell-style-name="ce2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>
            <text:p>rank</text:p>
          </table:table-cell>
          <table:table-cell table:style-name="ce1" office:value-type="string">
            <text:p>gene name</text:p>
          </table:table-cell>
          <table:table-cell table:style-name="ce1" office:value-type="string">
            <text:p>other names</text:p>
          </table:table-cell>
          <table:table-cell table:style-name="ce3" office:value-type="string">
            <text:p>relative exp level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SRP3</text:p>
          </table:table-cell>
          <table:table-cell office:value-type="string">
            <text:p>cysteine and glycine-rich protein 3 </text:p>
          </table:table-cell>
          <table:table-cell office:value-type="float" office:value="0.0141760413499544">
            <text:p>0.014176041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NM_001286567</text:p>
          </table:table-cell>
          <table:table-cell office:value-type="string">
            <text:p>Eml4 echinoderm microtubule associated protein like 4</text:p>
          </table:table-cell>
          <table:table-cell office:value-type="float" office:value="0.0112369514543428">
            <text:p>0.011236951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NTS</text:p>
          </table:table-cell>
          <table:table-cell office:value-type="string">
            <text:p>neurotensin </text:p>
          </table:table-cell>
          <table:table-cell office:value-type="float" office:value="0.0091086449782102">
            <text:p>0.00910864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NM_001287194</text:p>
          </table:table-cell>
          <table:table-cell office:value-type="string">
            <text:p>Esp5 exocrine gland secreted peptide 5</text:p>
          </table:table-cell>
          <table:table-cell office:value-type="float" office:value="0.00765176852133374">
            <text:p>0.007651768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NM_001252584</text:p>
          </table:table-cell>
          <table:table-cell office:value-type="string">
            <text:p>Zmynd8 zinc finger, MYND-type containing 8 </text:p>
          </table:table-cell>
          <table:table-cell office:value-type="float" office:value="0.00751241512111077">
            <text:p>0.007512415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FRMPD1</text:p>
          </table:table-cell>
          <table:table-cell office:value-type="string">
            <text:p>FERM and PDZ domain containing 1 </text:p>
          </table:table-cell>
          <table:table-cell office:value-type="float" office:value="0.00741740143914057">
            <text:p>0.0074174014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NM_001276350</text:p>
          </table:table-cell>
          <table:table-cell office:value-type="string">
            <text:p>Epc1 enhancer of polycomb homolog 1</text:p>
          </table:table-cell>
          <table:table-cell office:value-type="float" office:value="0.00739839870274653">
            <text:p>0.0073983987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NM_001081173</text:p>
          </table:table-cell>
          <table:table-cell office:value-type="string">
            <text:p>Lrch2 leucine-rich repeats and calponin homology (CH) domain containing 2</text:p>
          </table:table-cell>
          <table:table-cell office:value-type="float" office:value="0.00736039322995845">
            <text:p>0.007360393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NM_028834</text:p>
          </table:table-cell>
          <table:table-cell office:value-type="string">
            <text:p>Slx4ip SLX4 interacting protein </text:p>
          </table:table-cell>
          <table:table-cell office:value-type="float" office:value="0.00733505624809973">
            <text:p>0.007335056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NM_001256048</text:p>
          </table:table-cell>
          <table:table-cell office:value-type="string">
            <text:p>Mamld1 mastermind-like domain containing 1</text:p>
          </table:table-cell>
          <table:table-cell office:value-type="float" office:value="0.00660028377419682">
            <text:p>0.0066002838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NM_001289547</text:p>
          </table:table-cell>
          <table:table-cell office:value-type="string">
            <text:p>St6galnac6 ST6 sialyltransferase </text:p>
          </table:table-cell>
          <table:table-cell office:value-type="float" office:value="0.00616322083713388">
            <text:p>0.006163220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EG628416</text:p>
          </table:table-cell>
          <table:table-cell office:value-type="string">
            <text:p>Gm6878 predicted gene 6878</text:p>
          </table:table-cell>
          <table:table-cell office:value-type="float" office:value="0.00599219620958751">
            <text:p>0.0059921962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NM_001270498_1</text:p>
          </table:table-cell>
          <table:table-cell office:value-type="string">
            <text:p>Tmem254c transmembrane protein 254c </text:p>
          </table:table-cell>
          <table:table-cell office:value-type="float" office:value="0.00555513327252458">
            <text:p>0.005555133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OX15</text:p>
          </table:table-cell>
          <table:table-cell office:value-type="string">
            <text:p>SRY (sex determining region Y)-box 15 </text:p>
          </table:table-cell>
          <table:table-cell office:value-type="float" office:value="0.00521941826289652">
            <text:p>0.0052194183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NM_001276466</text:p>
          </table:table-cell>
          <table:table-cell office:value-type="string">
            <text:p>Cbp/p300-interacting transactivator </text:p>
          </table:table-cell>
          <table:table-cell office:value-type="float" office:value="0.00473801560758083">
            <text:p>0.0047380156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NM_001163661</text:p>
          </table:table-cell>
          <table:table-cell office:value-type="string">
            <text:p>Telo2 TEL2, telomere maintenance 2, homolog</text:p>
          </table:table-cell>
          <table:table-cell office:value-type="float" office:value="0.0045226512617817">
            <text:p>0.004522651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DDI2</text:p>
          </table:table-cell>
          <table:table-cell office:value-type="string">
            <text:p>DNA-damage inducible protein 2 </text:p>
          </table:table-cell>
          <table:table-cell office:value-type="float" office:value="0.004041248606466">
            <text:p>0.004041248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DC37</text:p>
          </table:table-cell>
          <table:table-cell office:value-type="string">
            <text:p>cell division cycle 37 </text:p>
          </table:table-cell>
          <table:table-cell office:value-type="float" office:value="0.00399690888821324">
            <text:p>0.0039969089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ACADS</text:p>
          </table:table-cell>
          <table:table-cell office:value-type="string">
            <text:p>acyl-Coenzyme A dehydrogenase, short chain </text:p>
          </table:table-cell>
          <table:table-cell office:value-type="float" office:value="0.00382588426066687">
            <text:p>0.003825884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NM_009529_8</text:p>
          </table:table-cell>
          <table:table-cell office:value-type="string">
            <text:p>Gm4836 predicted gene 4836 </text:p>
          </table:table-cell>
          <table:table-cell office:value-type="float" office:value="0.00354717746022094">
            <text:p>0.0035471775</text:p>
          </table:table-cell>
        </table:table-row>
      </table:table>
      <table:table table:name="sample 13-P7" table:style-name="ta1" table:print="false">
        <table:table-column table:style-name="co1" table:default-cell-style-name="ce2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rank</text:p>
          </table:table-cell>
          <table:table-cell table:style-name="ce1" office:value-type="string">
            <text:p>gene name</text:p>
          </table:table-cell>
          <table:table-cell table:style-name="ce1" office:value-type="string">
            <text:p>other names</text:p>
          </table:table-cell>
          <table:table-cell table:style-name="ce3" office:value-type="string">
            <text:p>relative exp level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M_001204167</text:p>
          </table:table-cell>
          <table:table-cell office:value-type="string">
            <text:p>Rapgef4 Rap guanine nucleotide exchange factor (GEF) 4</text:p>
          </table:table-cell>
          <table:table-cell office:value-type="float" office:value="0.0135714992333185">
            <text:p>0.0135714992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NM_001200002</text:p>
          </table:table-cell>
          <table:table-cell office:value-type="string">
            <text:p>Tmppe transmembrane protein with metallophosphoesterase domain</text:p>
          </table:table-cell>
          <table:table-cell office:value-type="float" office:value="0.0107830044022357">
            <text:p>0.0107830044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GNA11</text:p>
          </table:table-cell>
          <table:table-cell office:value-type="string">
            <text:p>guanine nucleotide binding protein, alpha 11 </text:p>
          </table:table-cell>
          <table:table-cell office:value-type="float" office:value="0.010739723994658">
            <text:p>0.01073972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G625054</text:p>
          </table:table-cell>
          <table:table-cell office:value-type="string">
            <text:p>predicted gene 6548 </text:p>
          </table:table-cell>
          <table:table-cell office:value-type="float" office:value="0.00921254389869912">
            <text:p>0.0092125439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LRRIQ2</text:p>
          </table:table-cell>
          <table:table-cell office:value-type="string">
            <text:p>centrosomal protein 97 </text:p>
          </table:table-cell>
          <table:table-cell office:value-type="float" office:value="0.00886011772270861">
            <text:p>0.008860117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HDC1</text:p>
          </table:table-cell>
          <table:table-cell office:value-type="string">
            <text:p>AT hook, DNA binding motif, containing 1 </text:p>
          </table:table-cell>
          <table:table-cell office:value-type="float" office:value="0.0082912895088292">
            <text:p>0.008291289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NM_001142411</text:p>
          </table:table-cell>
          <table:table-cell office:value-type="string">
            <text:p>zinc finger protein 937</text:p>
          </table:table-cell>
          <table:table-cell office:value-type="float" office:value="0.00819854577830539">
            <text:p>0.0081985458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NM_010240</text:p>
          </table:table-cell>
          <table:table-cell office:value-type="string">
            <text:p>ferritin light chain 1</text:p>
          </table:table-cell>
          <table:table-cell office:value-type="float" office:value="0.00718454765791166">
            <text:p>0.0071845477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PPIA</text:p>
          </table:table-cell>
          <table:table-cell office:value-type="string">
            <text:p>peptidylprolyl isomerase A </text:p>
          </table:table-cell>
          <table:table-cell office:value-type="float" office:value="0.00612726912994015">
            <text:p>0.006127269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HSP90AA1</text:p>
          </table:table-cell>
          <table:table-cell office:value-type="string">
            <text:p>heat shock protein 90, alpha (cytosolic), class A member 1 </text:p>
          </table:table-cell>
          <table:table-cell office:value-type="float" office:value="0.0059850620764703">
            <text:p>0.0059850621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NM_026490</text:p>
          </table:table-cell>
          <table:table-cell office:value-type="string">
            <text:p>Mrpl19 mitochondrial ribosomal protein L19</text:p>
          </table:table-cell>
          <table:table-cell office:value-type="float" office:value="0.00555225800069249">
            <text:p>0.005552258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HSP90AB1</text:p>
          </table:table-cell>
          <table:table-cell office:value-type="string">
            <text:p>heat shock protein 90kDa alpha (cytosolic), class B member 1 </text:p>
          </table:table-cell>
          <table:table-cell office:value-type="float" office:value="0.00549042884700994">
            <text:p>0.0054904288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NM_008972</text:p>
          </table:table-cell>
          <table:table-cell office:value-type="string">
            <text:p>Ptma prothymosin alpha</text:p>
          </table:table-cell>
          <table:table-cell office:value-type="float" office:value="0.00461863778008607">
            <text:p>0.004618637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BHLHB3</text:p>
          </table:table-cell>
          <table:table-cell office:value-type="string">
            <text:p>basic helix-loop-helix family, member e41 </text:p>
          </table:table-cell>
          <table:table-cell office:value-type="float" office:value="0.00416728495820349">
            <text:p>0.004167285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NM_175312</text:p>
          </table:table-cell>
          <table:table-cell office:value-type="string">
            <text:p>RIKEN cDNA B630005N14 gene</text:p>
          </table:table-cell>
          <table:table-cell office:value-type="float" office:value="0.00401271207399713">
            <text:p>0.004012712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NM_001271768</text:p>
          </table:table-cell>
          <table:table-cell office:value-type="string">
            <text:p>Bhlhe41 basic helix-loop-helix family, member e41</text:p>
          </table:table-cell>
          <table:table-cell office:value-type="float" office:value="0.0039632487510511">
            <text:p>0.0039632488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GIYD2</text:p>
          </table:table-cell>
          <table:table-cell office:value-type="string">
            <text:p>SLX1 structure-specific endonuclease subunit homolog B </text:p>
          </table:table-cell>
          <table:table-cell office:value-type="float" office:value="0.0035551763367463">
            <text:p>0.0035551763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SYT11</text:p>
          </table:table-cell>
          <table:table-cell office:value-type="string">
            <text:p>synaptotagmin XI </text:p>
          </table:table-cell>
          <table:table-cell office:value-type="float" office:value="0.00346861552159074">
            <text:p>0.003468615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NM_001122953</text:p>
          </table:table-cell>
          <table:table-cell office:value-type="string">
            <text:p>Nfia nuclear factor I/A</text:p>
          </table:table-cell>
          <table:table-cell office:value-type="float" office:value="0.00344388386011772">
            <text:p>0.003443883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RPL4</text:p>
          </table:table-cell>
          <table:table-cell office:value-type="string">
            <text:p>ribosomal protein L4 </text:p>
          </table:table-cell>
          <table:table-cell office:value-type="float" office:value="0.00343151802938121">
            <text:p>0.0034315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11" number:min-integer-digits="1"/>
    </number:number-style>
    <number:number-style style:name="N117">
      <number:number number:decimal-places="10" number:min-integer-digits="1"/>
    </number:number-style>
    <number:number-style style:name="N118">
      <number:number number:decimal-places="9" number:min-integer-digits="1"/>
    </number:number-style>
    <number:number-style style:name="N119">
      <number:number number:decimal-places="8" number:min-integer-digits="1"/>
    </number:number-style>
    <number:number-style style:name="N120">
      <number:number number:decimal-places="7" number:min-integer-digits="1"/>
    </number:number-style>
    <number:number-style style:name="N121">
      <number:number number:decimal-places="6" number:min-integer-digits="1"/>
    </number:number-style>
    <number:number-style style:name="N122">
      <number:number number:decimal-places="5" number:min-integer-digits="1"/>
    </number:number-style>
    <number:number-style style:name="N123">
      <number:number number:decimal-places="4" number:min-integer-digits="1"/>
    </number:number-style>
    <number:number-style style:name="N124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2">05/12/2015</text:date>, <text:time>17:18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si Chen</meta:initial-creator>
    <meta:creation-date>2015-05-12T16:08:04.34</meta:creation-date>
    <dc:date>2015-05-12T17:18:18.90</dc:date>
    <dc:creator>Sisi Chen</dc:creator>
    <meta:editing-duration>PT9M42S</meta:editing-duration>
    <meta:editing-cycles>1</meta:editing-cycles>
    <meta:document-statistic meta:table-count="4" meta:cell-count="336" meta:object-count="0"/>
    <meta:generator>OpenOffice/4.1.1$Win32 OpenOffice.org_project/411m6$Build-9775</meta:generator>
  </office:meta>
</office:document-meta>
</file>